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aakar" svg:font-family="aakar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15in" style:rel-column-width="17347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66in" table:align="right" style:writing-mode="lr-tb"/>
    </style:style>
    <style:style style:name="Table2.A" style:family="table-column">
      <style:table-column-properties style:column-width="3.3125in"/>
    </style:style>
    <style:style style:name="Table2.B" style:family="table-column">
      <style:table-column-properties style:column-width="3.353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_20__28_user_29_">
      <style:paragraph-properties fo:line-height="150%" fo:text-align="center" style:justify-single-word="false"/>
    </style:style>
    <style:style style:name="P4" style:family="paragraph" style:parent-style-name="Standard_20__28_user_29_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_20__28_user_29_">
      <style:text-properties fo:color="#000000" fo:font-size="14pt" style:font-size-asian="14pt" style:font-size-complex="14pt"/>
    </style:style>
    <style:style style:name="P6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_20__28_user_29_">
      <style:paragraph-properties style:snap-to-layout-grid="false"/>
      <style:text-properties fo:color="#000000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color="#000000" fo:font-size="14pt" officeooo:rsid="0014981f" officeooo:paragraph-rsid="0014981f" style:font-size-asian="14pt" style:font-size-complex="14pt"/>
    </style:style>
    <style:style style:name="P11" style:family="paragraph" style:parent-style-name="Standard_20__28_user_29_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d712c" style:font-size-asian="14pt" style:font-weight-asian="bold" style:font-size-complex="14pt"/>
    </style:style>
    <style:style style:name="P1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paragraph-rsid="001d712c" style:font-size-asian="14pt" style:font-weight-asian="normal" style:font-size-complex="14pt" style:font-weight-complex="normal"/>
    </style:style>
    <style:style style:name="P15" style:family="paragraph" style:parent-style-name="Standard_20__28_user_29_">
      <style:paragraph-properties fo:margin-left="0in" fo:margin-right="0in" fo:line-height="150%" fo:text-indent="0.4925in" style:auto-text-indent="false"/>
      <style:text-properties fo:color="#000000" fo:font-size="14pt" officeooo:paragraph-rsid="001e5836" style:font-size-asian="14pt" style:font-size-complex="14pt"/>
    </style:style>
    <style:style style:name="P1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8" style:family="paragraph" style:parent-style-name="Times14_5f_РИО2">
      <style:paragraph-properties fo:margin-left="0in" fo:margin-right="0in" fo:text-indent="0in" style:auto-text-indent="false"/>
      <style:text-properties fo:font-weight="bold" officeooo:rsid="001998f5" officeooo:paragraph-rsid="001998f5" style:font-weight-asian="bold" style:font-weight-complex="bold"/>
    </style:style>
    <style:style style:name="P1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0" style:family="paragraph" style:parent-style-name="Standard_20__28_user_29_">
      <style:paragraph-properties fo:margin-left="0in" fo:margin-right="0in" fo:line-height="150%" fo:text-indent="0in" style:auto-text-indent="false"/>
      <style:text-properties officeooo:paragraph-rsid="001d712c"/>
    </style:style>
    <style:style style:name="P21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bold" officeooo:paragraph-rsid="001e5836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4pt" style:font-size-asian="14pt"/>
    </style:style>
    <style:style style:name="P23" style:family="paragraph" style:parent-style-name="Table_20_Contents">
      <style:paragraph-properties fo:text-align="center" style:justify-single-word="false"/>
      <style:text-properties fo:font-size="14pt" style:font-size-asian="14pt"/>
    </style:style>
    <style:style style:name="P24" style:family="paragraph" style:parent-style-name="Table_20_Contents">
      <style:text-properties fo:font-size="14pt" officeooo:rsid="00223768" officeooo:paragraph-rsid="00223768" style:font-size-asian="14pt"/>
    </style:style>
    <style:style style:name="P25" style:family="paragraph" style:parent-style-name="Table_20_Contents">
      <style:text-properties fo:color="#000000" fo:font-size="14pt" style:font-size-asian="14pt"/>
    </style:style>
    <style:style style:name="P26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color="#000000" style:font-name="Courier New1" fo:font-size="12pt" fo:font-style="italic" fo:font-weight="normal" officeooo:rsid="002c138f" officeooo:paragraph-rsid="002c138f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color="#000000" style:font-name="Courier New1" fo:font-size="12pt" fo:font-style="italic" fo:font-weight="bold" officeooo:rsid="002c138f" officeooo:paragraph-rsid="002c138f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Preformatted_20_Text">
      <style:text-properties fo:font-size="12pt" fo:font-weight="normal" officeooo:paragraph-rsid="002c138f" style:font-size-asian="12pt" style:font-weight-asian="normal" style:font-size-complex="12pt" style:font-weight-complex="normal"/>
    </style:style>
    <style:style style:name="P29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rsid="0014981f" officeooo:paragraph-rsid="001d712c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normal" officeooo:paragraph-rsid="001d712c" style:font-size-asian="14pt" style:font-weight-asian="normal" style:font-size-complex="14pt" style:font-weight-complex="normal"/>
    </style:style>
    <style:style style:name="P33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_20__28_user_29_">
      <style:paragraph-properties fo:line-height="150%"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P35" style:family="paragraph" style:parent-style-name="Standard_20__28_user_29_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_20__28_user_29_">
      <style:paragraph-properties fo:line-height="150%" fo:text-align="justify" style:justify-single-word="false"/>
      <style:text-properties officeooo:paragraph-rsid="002c138f"/>
    </style:style>
    <style:style style:name="P37" style:family="paragraph" style:parent-style-name="Standard_20__28_user_29_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8" style:family="paragraph" style:parent-style-name="Text_20_body" style:list-style-name="L1"/>
    <style:style style:name="P3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0" style:family="paragraph" style:parent-style-name="Text_20_body" style:list-style-name="L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1" style:family="paragraph" style:parent-style-name="Text_20_body" style:list-style-name="L1">
      <style:text-properties style:font-name="Times New Roman" fo:font-size="14pt" fo:font-weight="normal" officeooo:paragraph-rsid="0029f6cd" style:font-size-asian="14pt" style:font-weight-asian="normal" style:font-size-complex="14pt" style:font-weight-complex="normal"/>
    </style:style>
    <style:style style:name="P42" style:family="paragraph" style:parent-style-name="Text_20_body" style:list-style-name="L2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3" style:family="paragraph" style:parent-style-name="Text_20_body" style:list-style-name="L2">
      <style:text-properties style:font-name="Times New Roman" fo:font-size="14pt" fo:font-weight="normal" officeooo:paragraph-rsid="00289306" style:font-size-asian="14pt" style:font-weight-asian="normal" style:font-size-complex="14pt" style:font-weight-complex="normal"/>
    </style:style>
    <style:style style:name="P44" style:family="paragraph" style:parent-style-name="Times14_5f_РИО2">
      <style:paragraph-properties fo:margin-left="0in" fo:margin-right="0in" fo:text-indent="0in" style:auto-text-indent="false"/>
      <style:text-properties fo:font-weight="bold" officeooo:rsid="001998f5" officeooo:paragraph-rsid="001998f5" style:font-weight-asian="bold" style:font-weight-complex="bold"/>
    </style:style>
    <style:style style:name="P45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fo:color="#000000" style:font-name="Courier New1" fo:font-size="14pt" fo:font-style="italic" fo:font-weight="bold" officeooo:rsid="002c138f" officeooo:paragraph-rsid="002c138f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fo:color="#000000" style:font-name="Courier New1" fo:font-size="12pt" fo:font-style="normal" fo:font-weight="normal" officeooo:rsid="002c138f" officeooo:paragraph-rsid="002c138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fo:color="#000000" style:font-name="Courier New1" fo:font-size="12pt" fo:font-style="italic" fo:font-weight="normal" officeooo:rsid="002c138f" officeooo:paragraph-rsid="002c138f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 style:font-weight-complex="bold"/>
    </style:style>
    <style:style style:name="T7" style:family="text">
      <style:text-properties fo:color="#000000" fo:font-size="14pt" officeooo:rsid="0014981f" style:font-size-asian="14pt" style:font-size-complex="14pt" style:font-weight-complex="bold"/>
    </style:style>
    <style:style style:name="T8" style:family="text">
      <style:text-properties fo:color="#000000" fo:font-size="14pt" fo:language="en" fo:country="US" officeooo:rsid="0014981f" style:font-size-asian="14pt" style:font-size-complex="14pt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fo:font-size="14pt" fo:font-weight="normal" officeooo:rsid="001d712c" style:font-size-asian="14pt" style:font-weight-asian="normal" style:font-size-complex="14pt" style:font-weight-complex="normal"/>
    </style:style>
    <style:style style:name="T11" style:family="text">
      <style:text-properties fo:color="#000000" officeooo:rsid="00282a94" style:font-name-asian="Times New Roman2" style:font-name-complex="Times New Roman2" style:language-complex="ar" style:country-complex="SA"/>
    </style:style>
    <style:style style:name="T12" style:family="text">
      <style:text-properties fo:color="#000000" officeooo:rsid="00289306"/>
    </style:style>
    <style:style style:name="T13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29f6cd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2b3c71" style:font-size-asian="14pt" style:font-weight-asian="normal" style:font-size-complex="14pt" style:font-weight-complex="normal"/>
    </style:style>
    <style:style style:name="T16" style:family="text">
      <style:text-properties fo:color="#000000" style:font-name="Times New Roman" fo:font-size="14pt" fo:font-weight="normal" officeooo:rsid="0029f6cd" style:font-name-asian="Times New Roman2" style:font-size-asian="14pt" style:font-weight-asian="normal" style:font-name-complex="Times New Roman2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font-weight="normal" officeooo:rsid="002b3c71" style:font-name-asian="Times New Roman2" style:font-size-asian="14pt" style:font-weight-asian="normal" style:font-name-complex="Times New Roman2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2b3c71" style:font-name-asian="Times New Roman2" style:font-size-asian="14pt" style:font-weight-asian="normal" style:font-name-complex="Times New Roman2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29f6cd" style:font-name-asian="Times New Roman2" style:font-size-asian="14pt" style:font-weight-asian="normal" style:font-name-complex="Times New Roman2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02b7beb" style:font-name-asian="Times New Roman2" style:font-size-asian="14pt" style:font-weight-asian="normal" style:font-name-complex="Times New Roman2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02c138f" style:font-name-asian="Times New Roman2" style:font-size-asian="14pt" style:font-weight-asian="normal" style:font-name-complex="Times New Roman2" style:font-size-complex="14pt" style:language-complex="ar" style:country-complex="SA" style:font-weight-complex="normal"/>
    </style:style>
    <style:style style:name="T22" style:family="text">
      <style:text-properties fo:font-variant="normal" fo:text-transform="none" fo:color="#000000" fo:font-size="14pt" style:font-size-asian="14pt" style:font-size-complex="14pt"/>
    </style:style>
    <style:style style:name="T23" style:family="text">
      <style:text-properties fo:font-weight="normal" officeooo:rsid="001e5836" style:font-weight-asian="normal" style:font-weight-complex="normal"/>
    </style:style>
    <style:style style:name="T24" style:family="text">
      <style:text-properties fo:font-weight="normal" officeooo:rsid="002c138f" style:font-weight-asian="normal" style:font-weight-complex="normal"/>
    </style:style>
    <style:style style:name="T25" style:family="text">
      <style:text-properties officeooo:rsid="001d712c"/>
    </style:style>
    <style:style style:name="T26" style:family="text">
      <style:text-properties officeooo:rsid="001e5836"/>
    </style:style>
    <style:style style:name="T27" style:family="text">
      <style:text-properties officeooo:rsid="00223768"/>
    </style:style>
    <style:style style:name="T28" style:family="text">
      <style:text-properties officeooo:rsid="00289306"/>
    </style:style>
    <style:style style:name="T29" style:family="text">
      <style:text-properties officeooo:rsid="0029f6cd"/>
    </style:style>
    <style:style style:name="T3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29f6cd" style:font-size-asian="14pt" style:font-weight-asian="normal" style:font-size-complex="14pt" style:font-weight-complex="normal"/>
    </style:style>
    <style:style style:name="T32" style:family="text">
      <style:text-properties officeooo:rsid="002c138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1">Кафедра МОЭВМ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17"><text:span text:style-name="Book_20_Title"><text:span text:style-name="T1">отчет</text:span></text:span></text:p>
      <text:p text:style-name="P11">по лабораторной работе №<text:span text:style-name="T25">2</text:span></text:p>
      <text:p text:style-name="P11">по дисциплине «Алгоритмы и структуры данных»</text:p>
      <text:p text:style-name="P3"><text:span text:style-name="Book_20_Title"><text:span text:style-name="T22">Тема: « Иерархический список»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5">Студент гр. </text:span><text:span text:style-name="T8">8381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Нгуен Ш. Х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3"><text:span text:style-name="T6">201</text:span><text:span text:style-name="T7">9</text:span></text:p>
      <text:p text:style-name="P16">Цель работы.</text:p>
      <text:p text:style-name="P30">Ознакомиться с методами использования рекурсии и реализацией иерархического списка, написать программу преобразования выражения, хранящегося в иерархическом списке, в постфиксную форму с использованием рекурсии, а также <text:s/>обратить иерархический список на всех уровнях вложения.</text:p>
      <text:p text:style-name="P30"/>
      <text:p text:style-name="P12">Основные теоретические положения.</text:p>
      <text:p text:style-name="P14">Рекурсия — вызов функции (процедуры) из неё же самой, непосредственно (простая рекурсия) или через другие функции (сложная или косвенная рекурсия), например, функция вызывает функцию , а функция — функцию . Количество вложенных вызовов функции или процедуры называется глубиной рекурсии. Рекурсивная программа позволяет описать повторяющееся или даже потенциально бесконечное вычисление, причём без явных повторений частей программы и использования циклов.</text:p>
      <text:p text:style-name="P13">Иерархический список — список имеющий несколько уровней, в нашем случае, понижение уровня происходит при открытии скобки( ‘(’ ), соответственно при закрытии скобки происходит переход на предыдущий уровень.</text:p>
      <text:p text:style-name="P13">Рекурсивное определение типа данных S_expr (El) использует данное ранее определение линейного списка (типа L_list):</text:p>
      <text:p text:style-name="P15">&lt;S_expr (El)&gt;::=&lt;Atomic (El)&gt; | &lt;L_list (S_expr (El))&gt; <text:s text:c="5"/></text:p>
      <text:p text:style-name="P15"><text:span text:style-name="T26">(</text:span>L_list : линейн<text:span text:style-name="T26">ый</text:span> спис<text:span text:style-name="T26">ок)</text:span></text:p>
      <text:p text:style-name="P15">&lt; Atomic (El) &gt; ::= &lt; El &gt;</text:p>
      <text:p text:style-name="P15">&lt; L_list(El) &gt; ::= &lt; Null_list &gt; | &lt; Non_null_list(El) &gt;</text:p>
      <text:p text:style-name="P15"><text:span text:style-name="T26">&lt;</text:span>Null_list&gt; ::= Nil</text:p>
      <text:p text:style-name="P15">&lt; Non_null_list(El) &gt; ::= &lt; Pair(El) &gt;</text:p>
      <text:p text:style-name="P15">&lt; Pair(El) &gt; ::= ( &lt; Head_l (El) &gt; . &lt; Tail_l (El) &gt; )</text:p>
      <text:p text:style-name="P15">&lt; Head_l (El) &gt; ::= &lt; El &gt;</text:p>
      <text:p text:style-name="P15">&lt; Tail_l (El) &gt; ::= &lt; L_list(El) &gt;</text:p>
      <text:p text:style-name="P21"><text:tab/></text:p>
      <text:p text:style-name="P21"><text:soft-page-break/><text:tab/>Задание <text:span text:style-name="T32">&lt;</text:span><text:span text:style-name="T23">Вариант 14</text:span><text:span text:style-name="T24">&gt;</text:span></text:p>
      <text:p text:style-name="P20"><text:span text:style-name="T4"><text:tab/></text:span><text:span text:style-name="T10">О</text:span><text:span text:style-name="T9">братить иерархический список на всех уровнях вложения; например, для исходного списка </text:span><text:span text:style-name="T10">(a(bc)d) </text:span><text:span text:style-name="T9">результатом обращения будет список </text:span><text:span text:style-name="T10">(d(cb)a)</text:span><text:span text:style-name="T9">.</text:span></text:p>
      <text:p text:style-name="P32"/>
      <text:p text:style-name="P34"><text:tab/>Выполнение работы</text:p>
      <text:p text:style-name="P37"><text:span text:style-name="T3"><text:tab/>В файле </text:span><text:span text:style-name="T11">lisp.h</text:span><text:span text:style-name="T3"> описаны структуры s_expr и two_ptr, которые вместе описывают структуру элементов списка: первая из них описывает структуру узла списка (union), вторая же хранит пару указателей на начало и конец данного списка. Также с помощью директивы typedef был задан синоним lisp для (s_expr *). </text:span></text:p>
      <text:p text:style-name="P36"><text:span text:style-name="T13"><text:tab/></text:span><text:span text:style-name="T15">Ф</text:span><text:span text:style-name="T13">ункци</text:span><text:span text:style-name="T14">и </text:span><text:span text:style-name="T16">r</text:span><text:span text:style-name="T17">ead_lisp(), read_s_expr() и read_seq()</text:span><text:span text:style-name="T18"> для получения входных данных из консоли, настроенных в иерархический список. В функции <text:s/></text:span><text:span text:style-name="T19">r</text:span><text:span text:style-name="T18">ead_lisp() получает каждый символ x через цикл do-while. Если x = ' ', то команда 'cin &gt;&gt; x; ' выполняется снова, пока x != ' '. Потом функция read_s_expr() вызывается. <text:s/>В <text:s/>функции <text:s/>read_s_expr() </text:span><text:span text:style-name="T20">если x = </text:span><text:span text:style-name="T18">'</text:span><text:span text:style-name="T20">)</text:span><text:span text:style-name="T18">', </text:span><text:span text:style-name="T20">то cообщение об ошибке "Error:Missing '(' <text:s/>" и выход. А если x = </text:span><text:span text:style-name="T18">'</text:span><text:span text:style-name="T20">(</text:span><text:span text:style-name="T18">' через функцию cin.peek() </text:span><text:span text:style-name="T21">м</text:span><text:span text:style-name="T18">ы проверяем, </text:span><text:span text:style-name="T21">что </text:span><text:span text:style-name="T18">список или часть списка пуст</text:span><text:span text:style-name="T21">ом или нет. Если нет </text:span><text:span text:style-name="T18"><text:s/></text:span><text:span text:style-name="T20"><text:s text:c="3"/></text:span><text:span text:style-name="T18">функция read_seq() вызывается. В этой функции мы выполняем рекурсию для построения иерархических списков и объединения «головы» и «хвоста» с помощью функции cons ().</text:span><text:span text:style-name="T20"> Напротив </text:span><text:span text:style-name="T18">функция make_atom (x) <text:s/>вызывается </text:span><text:span text:style-name="T20">и элемент возвращаемого списка хранится в переменной y.</text:span></text:p>
      <text:p text:style-name="P36"><text:span text:style-name="T20"/></text:p>
      <text:p text:style-name="P39"><text:span text:style-name="T3"><text:tab/>Затем были описаны функции работы со списком: </text:span></text:p>
      <text:list xml:id="list3273684864" text:style-name="L1">
        <text:list-item>
          <text:p text:style-name="P40">функция head( const lisp s), возвращающая указатель на начало списка;</text:p>
        </text:list-item>
        <text:list-item>
          <text:p text:style-name="P40">функция tail( const lisp s), возвращающая указатель на конец списка;</text:p>
        </text:list-item>
        <text:list-item>
          <text:p text:style-name="P38"><text:span text:style-name="T30">функция isNull(const lisp s), проверяющая, является ли </text:span><text:span text:style-name="T31">элемент</text:span><text:span text:style-name="T30"> </text:span><text:span text:style-name="T31">атомом или парой</text:span><text:span text:style-name="T30">;</text:span></text:p>
        </text:list-item>
        <text:list-item>
          <text:p text:style-name="P41">функция <text:span text:style-name="T29">isAtom(const lisp s), <text:s/>проверяющая, является ли base</text:span></text:p>
        </text:list-item>
        <text:list-item>
          <text:p text:style-name="P40">функция cons(const lisp h, const lisp t), создающая точечную пару элементов (новый список из «головы» и «хвоста»).</text:p>
        </text:list-item>
      </text:list>
      <text:p text:style-name="P39"><text:soft-page-break/><text:span text:style-name="T3"/></text:p>
      <text:p text:style-name="P39"><text:span text:style-name="T3"><text:tab/>Также были описаны функции работы с элементами списка:</text:span></text:p>
      <text:list xml:id="list3536328974" text:style-name="L2">
        <text:list-item>
          <text:p text:style-name="P42">функция make_atom(const char * x), создающая элемент списка, хранящий переданную в функцию строку;</text:p>
        </text:list-item>
        <text:list-item>
          <text:p text:style-name="P42">функция isAtom(const lisp s), проверяющая, является ли элемент списка обычным узлом, а не началом другого списка.</text:p>
        </text:list-item>
        <text:list-item>
          <text:p text:style-name="P42">функция concat(const lisp y, const lisp z), объединяющая два списка;</text:p>
        </text:list-item>
        <text:list-item>
          <text:p text:style-name="P43">функция <text:span text:style-name="T28">reverse(const lisp s), обращающая <text:s/></text:span><text:span text:style-name="T12">иерархический список на всех уровнях вложения.</text:span></text:p>
        </text:list-item>
      </text:list>
      <text:p text:style-name="P35"/>
      <text:p text:style-name="P33"><text:tab/>Вывод</text:p>
      <text:p text:style-name="P13">В ходе выполнения лабораторной работы была изучена такая структура данных как иерархические списки, а также рекурсивные методы ее обработки. Была реализована программа на С++, использующая иерархические списки.</text:p>
      <text:p text:style-name="Times14_5f_РИО2"/>
      <text:p text:style-name="P18"><text:tab/>Тестирование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Входная строка</text:p>
          </table:table-cell>
          <table:table-cell table:style-name="Table2.B1" office:value-type="string">
            <text:p text:style-name="P23">Строка после форматирования</text:p>
          </table:table-cell>
        </table:table-row>
        <table:table-row>
          <table:table-cell table:style-name="Table2.A2" office:value-type="string">
            <text:p text:style-name="P25">(a<text:span text:style-name="T27">b)</text:span></text:p>
          </table:table-cell>
          <table:table-cell table:style-name="Table2.B2" office:value-type="string">
            <text:p text:style-name="P25">( <text:span text:style-name="T27">b a )</text:span></text:p>
          </table:table-cell>
        </table:table-row>
        <table:table-row>
          <table:table-cell table:style-name="Table2.A5" office:value-type="string">
            <text:p text:style-name="P22">(h(e(ll(o)w)o)r(ld))</text:p>
          </table:table-cell>
          <table:table-cell table:style-name="Table2.B5" office:value-type="string">
            <text:p text:style-name="P22">( ( d l ) r ( o ( w ( o ) l l ) e ) h )</text:p>
          </table:table-cell>
        </table:table-row>
        <table:table-row>
          <table:table-cell table:style-name="Table2.A2" office:value-type="string">
            <text:p text:style-name="P22">(BA())</text:p>
          </table:table-cell>
          <table:table-cell table:style-name="Table2.B2" office:value-type="string">
            <text:p text:style-name="P22">Error: List emtry!</text:p>
          </table:table-cell>
        </table:table-row>
        <table:table-row>
          <table:table-cell table:style-name="Table2.A5" office:value-type="string">
            <text:p text:style-name="P24">abc</text:p>
          </table:table-cell>
          <table:table-cell table:style-name="Table2.B5" office:value-type="string">
            <text:p text:style-name="P22">Error: Head(atom) </text:p>
          </table:table-cell>
        </table:table-row>
        <table:table-row>
          <table:table-cell table:style-name="Table2.A2" office:value-type="string">
            <text:p text:style-name="P22">)(ooo)</text:p>
          </table:table-cell>
          <table:table-cell table:style-name="Table2.B2" office:value-type="string">
            <text:p text:style-name="P22">Error:Missing '('</text:p>
          </table:table-cell>
        </table:table-row>
      </table:table>
      <text:p text:style-name="P18"/>
      <text:p text:style-name="P19"><text:span text:style-name="Book_20_Title"><text:span text:style-name="T2">ПРИЛОЖЕНИЕ A</text:span></text:span></text:p>
      <text:p text:style-name="P45">lisp.h</text:p>
      <text:p text:style-name="P47">namespace h_list{</text:p>
      <text:p text:style-name="P28"><text:tab/>typedef char base;</text:p>
      <text:p text:style-name="P28"/>
      <text:p text:style-name="P28"><text:tab/>struct s_expr;</text:p>
      <text:p text:style-name="P28"><text:tab/>struct two_ptr;</text:p>
      <text:p text:style-name="P28"/>
      <text:p text:style-name="P28"><text:tab/>struct two_ptr{</text:p>
      <text:p text:style-name="P28"><text:tab/><text:tab/>s_expr *hd;</text:p>
      <text:p text:style-name="P28"><text:tab/><text:tab/>s_expr *tl;</text:p>
      <text:p text:style-name="P28"><text:tab/>};</text:p>
      <text:p text:style-name="P28"/>
      <text:p text:style-name="P28"><text:tab/>struct s_expr{</text:p>
      <text:p text:style-name="P28"><text:tab/><text:tab/>bool tag;</text:p>
      <text:p text:style-name="P28"><text:tab/><text:tab/>union{</text:p>
      <text:p text:style-name="P28"><text:tab/><text:tab/><text:tab/>base atom;</text:p>
      <text:p text:style-name="P28"><text:tab/><text:tab/><text:tab/>two_ptr pair;</text:p>
      <text:p text:style-name="P28"><text:tab/><text:tab/>}node;</text:p>
      <text:p text:style-name="P28"><text:tab/>};</text:p>
      <text:p text:style-name="P28"/>
      <text:p text:style-name="P28"><text:tab/>typedef s_expr *lisp;</text:p>
      <text:p text:style-name="P28"><text:tab/></text:p>
      <text:p text:style-name="P28"><text:tab/>lisp head(const lisp s);</text:p>
      <text:p text:style-name="P28"><text:s text:c="8"/>lisp tail(const lisp s);</text:p>
      <text:p text:style-name="P28"><text:tab/>lisp cons(const lisp h,const lisp t);</text:p>
      <text:p text:style-name="P28"><text:s text:c="8"/>lisp make_atom(const base x);</text:p>
      <text:p text:style-name="P28"><text:tab/>void read_lisp(lisp &amp;y);</text:p>
      <text:p text:style-name="P28"><text:tab/>void read_s_expr(base prev, lisp &amp;y);</text:p>
      <text:p text:style-name="P28"><text:tab/>void read_seq(lisp &amp;y);</text:p>
      <text:p text:style-name="P28"><text:tab/>void write_lisp(const lisp x);</text:p>
      <text:p text:style-name="P28"><text:tab/>void write_seq(const lisp x);</text:p>
      <text:p text:style-name="P28"><text:tab/>bool isNull(const lisp s);</text:p>
      <text:p text:style-name="P28"><text:tab/>bool isAtom(const lisp s);</text:p>
      <text:p text:style-name="P28"/>
      <text:p text:style-name="P28"><text:tab/>lisp reverse(const lisp s);</text:p>
      <text:p text:style-name="P28"><text:tab/>lisp rev(const lisp s, const lisp z);</text:p>
      <text:p text:style-name="P28"><text:tab/></text:p>
      <text:p text:style-name="P47">}</text:p>
      <text:p text:style-name="P46"/>
      <text:p text:style-name="P45">lisp.cpp</text:p>
      <text:p text:style-name="P28">#include "lisp.h"</text:p>
      <text:p text:style-name="P28">#include &lt;iostream&gt;</text:p>
      <text:p text:style-name="P28">#include &lt;cstdlib&gt;</text:p>
      <text:p text:style-name="P28"/>
      <text:p text:style-name="P28">using namespace std;</text:p>
      <text:p text:style-name="P28"/>
      <text:p text:style-name="P28">namespace h_list{</text:p>
      <text:p text:style-name="P28"/>
      <text:p text:style-name="P28"><text:soft-page-break/><text:s text:c="8"/>lisp head (const lisp s){</text:p>
      <text:p text:style-name="P28"><text:s text:c="16"/>if(s != NULL) </text:p>
      <text:p text:style-name="P28"><text:tab/><text:tab/><text:tab/>if (!isAtom(s)) <text:s/></text:p>
      <text:p text:style-name="P28"><text:tab/><text:tab/><text:tab/><text:tab/>return s-&gt;node.pair.hd;</text:p>
      <text:p text:style-name="P28"><text:s text:c="24"/>else { cerr &lt;&lt; "Error: Head(atom) \n"; exit(1); }</text:p>
      <text:p text:style-name="P28"><text:s text:c="16"/>else{ </text:p>
      <text:p text:style-name="P28"><text:tab/><text:tab/><text:tab/>cerr &lt;&lt; "Error: Head(nil) \n";</text:p>
      <text:p text:style-name="P28"><text:s text:c="24"/>exit(1);</text:p>
      <text:p text:style-name="P28"><text:s text:c="16"/>}</text:p>
      <text:p text:style-name="P28"><text:s text:c="8"/>}</text:p>
      <text:p text:style-name="P28"/>
      <text:p text:style-name="P28"><text:s text:c="8"/>bool isAtom (const lisp s){ <text:s text:c="5"/></text:p>
      <text:p text:style-name="P28"><text:tab/> <text:s text:c="6"/><text:tab/>if(s == NULL) </text:p>
      <text:p text:style-name="P28"><text:tab/><text:tab/><text:tab/>return false;</text:p>
      <text:p text:style-name="P28"><text:s text:c="8"/><text:tab/>else return (s -&gt; tag);</text:p>
      <text:p text:style-name="P28"><text:s text:c="8"/>}</text:p>
      <text:p text:style-name="P28"/>
      <text:p text:style-name="P28"><text:s text:c="8"/>bool isNull(const lisp s){ </text:p>
      <text:p text:style-name="P28"><text:tab/><text:tab/>return s==NULL;</text:p>
      <text:p text:style-name="P28"><text:s text:c="8"/>}</text:p>
      <text:p text:style-name="P28"><text:s text:c="8"/></text:p>
      <text:p text:style-name="P28"><text:tab/>lisp tail(const lisp s){</text:p>
      <text:p text:style-name="P28"><text:s text:c="16"/>if(s != NULL) </text:p>
      <text:p text:style-name="P28"><text:tab/><text:tab/><text:tab/>if(!isAtom(s)) <text:s/></text:p>
      <text:p text:style-name="P28"><text:tab/><text:tab/><text:tab/><text:tab/>return s-&gt;node.pair.tl;</text:p>
      <text:p text:style-name="P28"><text:s text:c="24"/>else{ </text:p>
      <text:p text:style-name="P28"><text:tab/><text:tab/><text:tab/><text:tab/>cerr &lt;&lt; "Error: Tail(atom) \n"; </text:p>
      <text:p text:style-name="P28"><text:tab/><text:tab/><text:tab/><text:tab/>exit(1); </text:p>
      <text:p text:style-name="P28"><text:tab/><text:tab/><text:tab/>}</text:p>
      <text:p text:style-name="P28"><text:s text:c="16"/>else{ </text:p>
      <text:p text:style-name="P28"><text:tab/><text:tab/><text:tab/>cerr &lt;&lt; "Error: Tail(nil) \n";</text:p>
      <text:p text:style-name="P28"><text:s text:c="24"/>exit(1);</text:p>
      <text:p text:style-name="P28"><text:s text:c="16"/>}</text:p>
      <text:p text:style-name="P28"><text:s text:c="8"/>}</text:p>
      <text:p text:style-name="P28"/>
      <text:p text:style-name="P28"><text:s text:c="8"/>lisp cons(const lisp h, const lisp t){</text:p>
      <text:p text:style-name="P28"><text:tab/><text:tab/>lisp p;</text:p>
      <text:p text:style-name="P28"><text:s text:c="8"/><text:tab/>if(isAtom(t)){ </text:p>
      <text:p text:style-name="P28"><text:tab/><text:tab/><text:tab/>cerr &lt;&lt; "Error: Cons(*, atom)\n"; </text:p>
      <text:p text:style-name="P28"><text:tab/><text:tab/><text:tab/>exit(1);</text:p>
      <text:p text:style-name="P28"><text:tab/><text:tab/>}</text:p>
      <text:p text:style-name="P28"><text:s text:c="8"/><text:tab/>else{</text:p>
      <text:p text:style-name="P28"><text:s text:c="16"/><text:tab/>p = new s_expr;</text:p>
      <text:p text:style-name="P28"><text:s text:c="16"/><text:tab/>if( p == NULL){</text:p>
      <text:p text:style-name="P28"><text:tab/><text:tab/><text:tab/><text:tab/>cerr &lt;&lt; "Memory not enough\n"; </text:p>
      <text:p text:style-name="P28"><text:tab/><text:tab/><text:tab/><text:tab/>exit(1); </text:p>
      <text:p text:style-name="P28"><text:tab/><text:tab/><text:tab/>}</text:p>
      <text:p text:style-name="P28"><text:s text:c="16"/><text:tab/>else {</text:p>
      <text:p text:style-name="P28"><text:s text:c="24"/><text:tab/>p-&gt;tag = false;</text:p>
      <text:p text:style-name="P28"><text:s text:c="24"/><text:tab/>p-&gt;node.pair.hd = h;</text:p>
      <text:p text:style-name="P28"><text:s text:c="24"/><text:tab/>p-&gt;node.pair.tl = t;</text:p>
      <text:p text:style-name="P28"><text:s text:c="24"/><text:tab/>return p;</text:p>
      <text:p text:style-name="P28"><text:soft-page-break/><text:s text:c="16"/><text:tab/>}</text:p>
      <text:p text:style-name="P28"><text:s text:c="8"/><text:tab/>}</text:p>
      <text:p text:style-name="P28"><text:s text:c="8"/>}</text:p>
      <text:p text:style-name="P28"/>
      <text:p text:style-name="P28"><text:s text:c="8"/>lisp make_atom(const base x){ <text:s text:c="6"/></text:p>
      <text:p text:style-name="P28"><text:tab/><text:tab/>lisp s;</text:p>
      <text:p text:style-name="P28"><text:s text:c="16"/>s = new s_expr;</text:p>
      <text:p text:style-name="P28"><text:s text:c="16"/>s -&gt; tag = true;</text:p>
      <text:p text:style-name="P28"><text:s text:c="16"/>s-&gt;node.atom = x;</text:p>
      <text:p text:style-name="P28"><text:s text:c="16"/>return s;</text:p>
      <text:p text:style-name="P28"><text:s text:c="8"/>}</text:p>
      <text:p text:style-name="P28"/>
      <text:p text:style-name="P28"><text:s text:c="8"/>base getAtom(const lisp s){</text:p>
      <text:p text:style-name="P28"><text:s text:c="16"/>if(!isAtom(s)){ </text:p>
      <text:p text:style-name="P28"><text:tab/><text:tab/><text:tab/>cerr &lt;&lt; "Error: getAtom(s) for !isAtom(s)"&lt;&lt;endl; </text:p>
      <text:p text:style-name="P28"><text:tab/><text:tab/><text:tab/>exit(1);</text:p>
      <text:p text:style-name="P28"><text:tab/><text:tab/>}</text:p>
      <text:p text:style-name="P28"><text:tab/><text:tab/>else return (s-&gt;node.atom);</text:p>
      <text:p text:style-name="P28"><text:tab/>}</text:p>
      <text:p text:style-name="P28"/>
      <text:p text:style-name="P28"><text:s text:c="8"/>void read_lisp(lisp&amp; y){ <text:s text:c="6"/></text:p>
      <text:p text:style-name="P28"><text:tab/><text:tab/>base x;</text:p>
      <text:p text:style-name="P28"><text:s text:c="16"/>do{</text:p>
      <text:p text:style-name="P28"><text:tab/><text:tab/><text:tab/>cin &gt;&gt; x;</text:p>
      <text:p text:style-name="P28"><text:tab/><text:tab/>}</text:p>
      <text:p text:style-name="P28"><text:tab/><text:tab/>while(x==' ');</text:p>
      <text:p text:style-name="P28"><text:s text:c="16"/>read_s_expr (x,y);</text:p>
      <text:p text:style-name="P28"><text:s text:c="8"/>}</text:p>
      <text:p text:style-name="P28"/>
      <text:p text:style-name="P28"><text:s text:c="8"/>void read_s_expr(base x, lisp&amp; y){</text:p>
      <text:p text:style-name="P28"><text:s text:c="16"/>if(x == ')'){</text:p>
      <text:p text:style-name="P28"><text:tab/><text:tab/><text:tab/>cerr &lt;&lt; "Error:Missing '('" &lt;&lt; endl; </text:p>
      <text:p text:style-name="P28"><text:tab/><text:tab/><text:tab/>exit(1); </text:p>
      <text:p text:style-name="P28"><text:tab/><text:tab/>}</text:p>
      <text:p text:style-name="P28"><text:s text:c="16"/>else if(x != '(') </text:p>
      <text:p text:style-name="P28"><text:tab/><text:tab/><text:tab/>y = make_atom (x);</text:p>
      <text:p text:style-name="P28"><text:s text:c="16"/>else{</text:p>
      <text:p text:style-name="P28"><text:tab/><text:tab/><text:tab/>char buffer = cin.peek();</text:p>
      <text:p text:style-name="P28"><text:tab/><text:tab/><text:tab/>if(buffer == ')'){</text:p>
      <text:p text:style-name="P28"><text:tab/><text:tab/><text:tab/><text:tab/>cout&lt;&lt;"Error: List emtry!"&lt;&lt;endl;</text:p>
      <text:p text:style-name="P28"><text:tab/><text:tab/><text:tab/><text:tab/>exit(1);</text:p>
      <text:p text:style-name="P28"><text:tab/><text:tab/><text:tab/>}</text:p>
      <text:p text:style-name="P28"><text:tab/><text:tab/><text:tab/>read_seq (y);</text:p>
      <text:p text:style-name="P28"><text:tab/><text:tab/>}</text:p>
      <text:p text:style-name="P28"><text:s text:c="8"/>}</text:p>
      <text:p text:style-name="P28"/>
      <text:p text:style-name="P28"><text:s text:c="8"/>void read_seq(lisp&amp; y){ <text:s text:c="6"/></text:p>
      <text:p text:style-name="P28"><text:tab/><text:tab/>base x;</text:p>
      <text:p text:style-name="P28"><text:s text:c="16"/>lisp p1, p2;</text:p>
      <text:p text:style-name="P28"><text:s text:c="16"/>if(!(cin &gt;&gt; x)){</text:p>
      <text:p text:style-name="P28"><text:tab/><text:tab/><text:tab/>cerr &lt;&lt; " ! List.Error 2 " &lt;&lt; endl; </text:p>
      <text:p text:style-name="P28"><text:tab/><text:tab/><text:tab/>exit(1);</text:p>
      <text:p text:style-name="P28"><text:tab/><text:tab/>}</text:p>
      <text:p text:style-name="P28"><text:soft-page-break/><text:s text:c="16"/>else{</text:p>
      <text:p text:style-name="P28"><text:s text:c="24"/>while(x==' ') </text:p>
      <text:p text:style-name="P28"><text:tab/><text:tab/><text:tab/><text:tab/>cin &gt;&gt; x;</text:p>
      <text:p text:style-name="P28"><text:s text:c="24"/>if(x == ')')</text:p>
      <text:p text:style-name="P28"><text:tab/><text:tab/><text:tab/> <text:s text:c="6"/><text:tab/>y = NULL;</text:p>
      <text:p text:style-name="P28"><text:s text:c="24"/>else{</text:p>
      <text:p text:style-name="P28"><text:s text:c="32"/>read_s_expr ( x, p1);</text:p>
      <text:p text:style-name="P28"><text:s text:c="32"/>read_seq ( p2);</text:p>
      <text:p text:style-name="P28"><text:s text:c="32"/>y = cons (p1, p2);</text:p>
      <text:p text:style-name="P28"><text:s text:c="24"/>}</text:p>
      <text:p text:style-name="P28"><text:s text:c="16"/>}</text:p>
      <text:p text:style-name="P28"><text:s text:c="8"/>}</text:p>
      <text:p text:style-name="P28"/>
      <text:p text:style-name="P28"><text:s text:c="8"/>void write_lisp(const lisp x){</text:p>
      <text:p text:style-name="P28"><text:s text:c="8"/><text:tab/>if(isNull(x)) </text:p>
      <text:p text:style-name="P28"><text:tab/><text:tab/><text:tab/>cout &lt;&lt; " ()";</text:p>
      <text:p text:style-name="P28"><text:s text:c="8"/><text:tab/>else if(isAtom(x)) </text:p>
      <text:p text:style-name="P28"><text:tab/><text:tab/><text:tab/>cout &lt;&lt; ' ' &lt;&lt; x-&gt;node.atom;</text:p>
      <text:p text:style-name="P28"><text:s text:c="16"/>else{</text:p>
      <text:p text:style-name="P28"><text:s text:c="16"/><text:tab/>cout &lt;&lt; " (" ;</text:p>
      <text:p text:style-name="P28"><text:s text:c="24"/>write_seq(x);</text:p>
      <text:p text:style-name="P28"><text:s text:c="24"/>cout &lt;&lt; " )";</text:p>
      <text:p text:style-name="P28"><text:s text:c="16"/>}</text:p>
      <text:p text:style-name="P28"><text:s text:c="8"/>}</text:p>
      <text:p text:style-name="P28"/>
      <text:p text:style-name="P28"><text:tab/>void write_seq (const lisp x){</text:p>
      <text:p text:style-name="P28"><text:s text:c="8"/><text:tab/>if(!isNull(x)){</text:p>
      <text:p text:style-name="P28"><text:s text:c="16"/><text:tab/>write_lisp(head (x));</text:p>
      <text:p text:style-name="P28"><text:s text:c="16"/><text:tab/>write_seq(tail (x));</text:p>
      <text:p text:style-name="P28"><text:s text:c="8"/><text:tab/>}</text:p>
      <text:p text:style-name="P28"><text:tab/>}</text:p>
      <text:p text:style-name="P28"/>
      <text:p text:style-name="P28"><text:tab/>lisp reverse(const lisp s){</text:p>
      <text:p text:style-name="P28"><text:s text:c="8"/><text:tab/>return(rev(s,NULL));</text:p>
      <text:p text:style-name="P28"><text:tab/>}</text:p>
      <text:p text:style-name="P28"><text:tab/>lisp rev(const lisp s,const lisp z){</text:p>
      <text:p text:style-name="P28"><text:s text:c="8"/><text:tab/>if(isNull(s)) </text:p>
      <text:p text:style-name="P28"><text:tab/><text:tab/><text:tab/>return(z);</text:p>
      <text:p text:style-name="P28"><text:s text:c="8"/><text:tab/>else if(isAtom(head(s))) </text:p>
      <text:p text:style-name="P28"><text:tab/><text:tab/><text:tab/>return(rev(tail(s), cons(head(s),z)));</text:p>
      <text:p text:style-name="P28"><text:s text:c="8"/><text:tab/>else </text:p>
      <text:p text:style-name="P28"><text:tab/><text:tab/><text:tab/>return(rev(tail(s), cons(rev(head(s), NULL),z)));</text:p>
      <text:p text:style-name="P28"><text:tab/>}</text:p>
      <text:p text:style-name="P26">}<text:tab/></text:p>
      <text:p text:style-name="P26"/>
      <text:p text:style-name="P27">main.cpp</text:p>
      <text:p text:style-name="P27"/>
      <text:p text:style-name="P28">#include &lt;iostream&gt;</text:p>
      <text:p text:style-name="P28">#include &lt;cstdlib&gt;</text:p>
      <text:p text:style-name="P28">#include "lisp.h"</text:p>
      <text:p text:style-name="P28">using namespace h_list;</text:p>
      <text:p text:style-name="P28"><text:soft-page-break/>using namespace std;</text:p>
      <text:p text:style-name="P28"/>
      <text:p text:style-name="P28">int main(){</text:p>
      <text:p text:style-name="P28"><text:tab/>setlocale (0,"Rus");</text:p>
      <text:p text:style-name="P28"><text:tab/>lisp s;</text:p>
      <text:p text:style-name="P28"><text:tab/>cout&lt;&lt;boolalpha;</text:p>
      <text:p text:style-name="P28"><text:tab/>cout&lt;&lt;"Enter a hierarchical list:<text:tab/>";</text:p>
      <text:p text:style-name="P28"><text:tab/>read_lisp(s);</text:p>
      <text:p text:style-name="P28"/>
      <text:p text:style-name="P28"><text:tab/>lisp z;</text:p>
      <text:p text:style-name="P28"><text:tab/>z=reverse(s);</text:p>
      <text:p text:style-name="P28"><text:tab/>cout&lt;&lt;"Reverse hierarchical list:<text:tab/>";</text:p>
      <text:p text:style-name="P28"><text:tab/>write_lisp(z);</text:p>
      <text:p text:style-name="P28"><text:tab/>cout&lt;&lt;endl;</text:p>
      <text:p text:style-name="P28"><text:tab/>return 0;</text:p>
      <text:p text:style-name="P2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aakar" svg:font-family="aakar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 fo:margin-left="0in" fo:margin-right="0in" fo:text-indent="0.3937in" style:auto-text-indent="false"/>
      <style:text-properties style:font-size-complex="10pt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Subtitle" style:family="paragraph" style:parent-style-name="Standard_20__28_user_29_" style:next-style-name="Text_20_body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Times New Roman1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1" fo:font-family="'Times New Roman'" style:font-family-generic="roman" style:font-pitch="variable" fo:letter-spacing="-0.0008in" fo:language="en" fo:country="US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Times New Roman2" style:font-family-asian="'Times New Roman'" style:font-family-generic-asian="system" style:font-pitch-asian="variable" style:font-name-complex="Arial Unicode MS1" style:font-family-complex="'Arial Unicode MS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_20__28_user_29_" style:default-outline-level="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_20__28_user_29_" style:default-outline-level="" style:class="list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Text" style:family="paragraph" style:parent-style-name="Standard_20__28_user_29_" style:default-outline-level="" style:class="extra"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line-height="120%" fo:text-align="justify" style:justify-single-word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8Num1z0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1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1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1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1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ListLabel_20_1" style:display-name="ListLabel 1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ПРОЕКТ ЛЭТИ</dc:title>
    <meta:initial-creator>SAP</meta:initial-creator>
    <meta:editing-cycles>9</meta:editing-cycles>
    <meta:print-date>2018-10-02T10:43:00</meta:print-date>
    <meta:creation-date>2019-02-10T12:22:00</meta:creation-date>
    <dc:date>2019-09-30T01:43:51.099957018</dc:date>
    <meta:editing-duration>PT58M36S</meta:editing-duration>
    <meta:generator>LibreOffice/6.3.1.2$Linux_X86_64 LibreOffice_project/522b3d05dbc14df140b4b4e8cb5fa288e6bf2465</meta:generator>
    <meta:document-statistic meta:table-count="2" meta:image-count="0" meta:object-count="0" meta:page-count="9" meta:paragraph-count="261" meta:word-count="1109" meta:character-count="8634" meta:non-whitespace-character-count="62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